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59.9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default-cell-style-name="Default"/>
        <table:table-column table:style-name="co2" table:number-columns-repeated="6" table:default-cell-style-name="Default"/>
        <table:table-row table:style-name="ro1">
          <table:table-cell office:value-type="string" calcext:value-type="string">
            <text:p>MODEL <text:s text:c="4"/></text:p>
          </table:table-cell>
          <table:table-cell office:value-type="string" calcext:value-type="string">
            <text:p><text:s text:c="5"/>RMSE</text:p>
          </table:table-cell>
          <table:table-cell office:value-type="string" calcext:value-type="string">
            <text:p><text:s text:c="6"/>MAE</text:p>
          </table:table-cell>
          <table:table-cell office:value-type="string" calcext:value-type="string">
            <text:p><text:s text:c="5"/>MAPE</text:p>
          </table:table-cell>
          <table:table-cell office:value-type="string" calcext:value-type="string">
            <text:p><text:s text:c="8"/>R2</text:p>
          </table:table-cell>
          <table:table-cell office:value-type="string" calcext:value-type="string">
            <text:p><text:s/>FUTURE_LAG</text:p>
          </table:table-cell>
          <table:table-cell office:value-type="string" calcext:value-type="string">
            <text:p>SEASON </text:p>
          </table:table-cell>
        </table:table-row>
        <table:table-row table:style-name="ro1">
          <table:table-cell office:value-type="string" calcext:value-type="string">
            <text:p>MLR <text:s text:c="6"/></text:p>
          </table:table-cell>
          <table:table-cell office:value-type="float" office:value="52.19708" calcext:value-type="float">
            <text:p>52,19708</text:p>
          </table:table-cell>
          <table:table-cell office:value-type="float" office:value="37.87136" calcext:value-type="float">
            <text:p>37,87136</text:p>
          </table:table-cell>
          <table:table-cell office:value-type="float" office:value="91.89475" calcext:value-type="float">
            <text:p>91,89475</text:p>
          </table:table-cell>
          <table:table-cell office:value-type="float" office:value="0.4155507" calcext:value-type="float">
            <text:p>0,415550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inter </text:p>
          </table:table-cell>
        </table:table-row>
        <table:table-row table:style-name="ro1">
          <table:table-cell office:value-type="string" calcext:value-type="string">
            <text:p>MLR LASSO </text:p>
          </table:table-cell>
          <table:table-cell office:value-type="float" office:value="53.09233" calcext:value-type="float">
            <text:p>53,09233</text:p>
          </table:table-cell>
          <table:table-cell office:value-type="float" office:value="37.49482" calcext:value-type="float">
            <text:p>37,49482</text:p>
          </table:table-cell>
          <table:table-cell office:value-type="float" office:value="82.96298" calcext:value-type="float">
            <text:p>82,96298</text:p>
          </table:table-cell>
          <table:table-cell office:value-type="float" office:value="0.3953306" calcext:value-type="float">
            <text:p>0,395330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inter </text:p>
          </table:table-cell>
        </table:table-row>
        <table:table-row table:style-name="ro1">
          <table:table-cell office:value-type="string" calcext:value-type="string">
            <text:p>MLR ln(PM2.5) <text:s text:c="2"/></text:p>
          </table:table-cell>
          <table:table-cell office:value-type="float" office:value="54.95484" calcext:value-type="float">
            <text:p>54,95484</text:p>
          </table:table-cell>
          <table:table-cell office:value-type="float" office:value="36.36784" calcext:value-type="float">
            <text:p>36,36784</text:p>
          </table:table-cell>
          <table:table-cell office:value-type="float" office:value="64.45146" calcext:value-type="float">
            <text:p>64,45146</text:p>
          </table:table-cell>
          <table:table-cell office:value-type="float" office:value="0.3521621" calcext:value-type="float">
            <text:p>0,352162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inter </text:p>
          </table:table-cell>
        </table:table-row>
        <table:table-row table:style-name="ro1">
          <table:table-cell office:value-type="string" calcext:value-type="string">
            <text:p>ANN (5, 5), threshold = 0.5</text:p>
          </table:table-cell>
          <table:table-cell office:value-type="float" office:value="54.096122" calcext:value-type="float">
            <text:p>54,096122</text:p>
          </table:table-cell>
          <table:table-cell office:value-type="float" office:value="38.423912" calcext:value-type="float">
            <text:p>38,423912</text:p>
          </table:table-cell>
          <table:table-cell office:value-type="float" office:value="81.948028" calcext:value-type="float">
            <text:p>81,948028</text:p>
          </table:table-cell>
          <table:table-cell office:value-type="float" office:value="0.37202854" calcext:value-type="float">
            <text:p>0,3720285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inter </text:p>
          </table:table-cell>
        </table:table-row>
        <table:table-row table:style-name="ro1">
          <table:table-cell office:value-type="string" calcext:value-type="string">
            <text:p>SVR gamma = 0.000977, epsilon = 0.25, C = 4 <text:s text:c="3"/></text:p>
          </table:table-cell>
          <table:table-cell office:value-type="float" office:value="55.77505" calcext:value-type="float">
            <text:p>55,77505</text:p>
          </table:table-cell>
          <table:table-cell office:value-type="float" office:value="38.5942" calcext:value-type="float">
            <text:p>38,5942</text:p>
          </table:table-cell>
          <table:table-cell office:value-type="float" office:value="74.87463" calcext:value-type="float">
            <text:p>74,87463</text:p>
          </table:table-cell>
          <table:table-cell office:value-type="float" office:value="0.3326796" calcext:value-type="float">
            <text:p>0,332679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inter </text:p>
          </table:table-cell>
        </table:table-row>
        <table:table-row table:style-name="ro1">
          <table:table-cell office:value-type="string" calcext:value-type="string">
            <text:p>MLR <text:s text:c="6"/></text:p>
          </table:table-cell>
          <table:table-cell office:value-type="float" office:value="16.57797" calcext:value-type="float">
            <text:p>16,57797</text:p>
          </table:table-cell>
          <table:table-cell office:value-type="float" office:value="11.63136" calcext:value-type="float">
            <text:p>11,63136</text:p>
          </table:table-cell>
          <table:table-cell office:value-type="float" office:value="60.92211" calcext:value-type="float">
            <text:p>60,92211</text:p>
          </table:table-cell>
          <table:table-cell office:value-type="float" office:value="0.1390605" calcext:value-type="float">
            <text:p>0,139060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pring </text:p>
          </table:table-cell>
        </table:table-row>
        <table:table-row table:style-name="ro1">
          <table:table-cell office:value-type="string" calcext:value-type="string">
            <text:p>MLR LASSO </text:p>
          </table:table-cell>
          <table:table-cell office:value-type="float" office:value="16.66655" calcext:value-type="float">
            <text:p>16,66655</text:p>
          </table:table-cell>
          <table:table-cell office:value-type="float" office:value="12.21949" calcext:value-type="float">
            <text:p>12,21949</text:p>
          </table:table-cell>
          <table:table-cell office:value-type="float" office:value="72.48198" calcext:value-type="float">
            <text:p>72,48198</text:p>
          </table:table-cell>
          <table:table-cell office:value-type="float" office:value="0.1298363" calcext:value-type="float">
            <text:p>0,129836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pring </text:p>
          </table:table-cell>
        </table:table-row>
        <table:table-row table:style-name="ro1">
          <table:table-cell office:value-type="string" calcext:value-type="string">
            <text:p>MLR ln(PM2.5) <text:s text:c="2"/></text:p>
          </table:table-cell>
          <table:table-cell office:value-type="float" office:value="16.70776" calcext:value-type="float">
            <text:p>16,70776</text:p>
          </table:table-cell>
          <table:table-cell office:value-type="float" office:value="11.22223" calcext:value-type="float">
            <text:p>11,22223</text:p>
          </table:table-cell>
          <table:table-cell office:value-type="float" office:value="54.91689" calcext:value-type="float">
            <text:p>54,91689</text:p>
          </table:table-cell>
          <table:table-cell office:value-type="float" office:value="0.1255269" calcext:value-type="float">
            <text:p>0,125526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pring </text:p>
          </table:table-cell>
        </table:table-row>
        <table:table-row table:style-name="ro1">
          <table:table-cell office:value-type="string" calcext:value-type="string">
            <text:p>ANN (4, 3), threshold = 0.7</text:p>
          </table:table-cell>
          <table:table-cell office:value-type="float" office:value="16.794252" calcext:value-type="float">
            <text:p>16,794252</text:p>
          </table:table-cell>
          <table:table-cell office:value-type="float" office:value="12.673062" calcext:value-type="float">
            <text:p>12,673062</text:p>
          </table:table-cell>
          <table:table-cell office:value-type="float" office:value="75.094622" calcext:value-type="float">
            <text:p>75,094622</text:p>
          </table:table-cell>
          <table:table-cell office:value-type="float" office:value="0.11620618" calcext:value-type="float">
            <text:p>0,1162061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pring </text:p>
          </table:table-cell>
        </table:table-row>
        <table:table-row table:style-name="ro1">
          <table:table-cell office:value-type="string" calcext:value-type="string">
            <text:p>SVR gamma = 0.000977, epsilon = 0.25, C = 0.25 <text:s/></text:p>
          </table:table-cell>
          <table:table-cell office:value-type="float" office:value="16.0718" calcext:value-type="float">
            <text:p>16,0718</text:p>
          </table:table-cell>
          <table:table-cell office:value-type="float" office:value="11.32602" calcext:value-type="float">
            <text:p>11,32602</text:p>
          </table:table-cell>
          <table:table-cell office:value-type="float" office:value="60.0773" calcext:value-type="float">
            <text:p>60,0773</text:p>
          </table:table-cell>
          <table:table-cell office:value-type="float" office:value="0.1908319" calcext:value-type="float">
            <text:p>0,190831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pring </text:p>
          </table:table-cell>
        </table:table-row>
        <table:table-row table:style-name="ro1">
          <table:table-cell office:value-type="string" calcext:value-type="string">
            <text:p>MLR <text:s text:c="6"/></text:p>
          </table:table-cell>
          <table:table-cell office:value-type="float" office:value="8.832782" calcext:value-type="float">
            <text:p>8,832782</text:p>
          </table:table-cell>
          <table:table-cell office:value-type="float" office:value="6.796416" calcext:value-type="float">
            <text:p>6,796416</text:p>
          </table:table-cell>
          <table:table-cell office:value-type="float" office:value="49.7808" calcext:value-type="float">
            <text:p>49,7808</text:p>
          </table:table-cell>
          <table:table-cell office:value-type="float" office:value="0.1543385" calcext:value-type="float">
            <text:p>0,154338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ummer </text:p>
          </table:table-cell>
        </table:table-row>
        <table:table-row table:style-name="ro1">
          <table:table-cell office:value-type="string" calcext:value-type="string">
            <text:p>MLR LASSO </text:p>
          </table:table-cell>
          <table:table-cell office:value-type="float" office:value="8.575021" calcext:value-type="float">
            <text:p>8,575021</text:p>
          </table:table-cell>
          <table:table-cell office:value-type="float" office:value="6.645171" calcext:value-type="float">
            <text:p>6,645171</text:p>
          </table:table-cell>
          <table:table-cell office:value-type="float" office:value="51.19188" calcext:value-type="float">
            <text:p>51,19188</text:p>
          </table:table-cell>
          <table:table-cell office:value-type="float" office:value="0.2029752" calcext:value-type="float">
            <text:p>0,202975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ummer </text:p>
          </table:table-cell>
        </table:table-row>
        <table:table-row table:style-name="ro1">
          <table:table-cell office:value-type="string" calcext:value-type="string">
            <text:p>MLR ln(PM2.5) <text:s text:c="2"/></text:p>
          </table:table-cell>
          <table:table-cell office:value-type="float" office:value="8.869874" calcext:value-type="float">
            <text:p>8,869874</text:p>
          </table:table-cell>
          <table:table-cell office:value-type="float" office:value="6.682591" calcext:value-type="float">
            <text:p>6,682591</text:p>
          </table:table-cell>
          <table:table-cell office:value-type="float" office:value="44.03154" calcext:value-type="float">
            <text:p>44,03154</text:p>
          </table:table-cell>
          <table:table-cell office:value-type="float" office:value="0.1472213" calcext:value-type="float">
            <text:p>0,147221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ummer </text:p>
          </table:table-cell>
        </table:table-row>
        <table:table-row table:style-name="ro1">
          <table:table-cell office:value-type="string" calcext:value-type="string">
            <text:p>ANN (5, 5), threshold = 0.7 </text:p>
          </table:table-cell>
          <table:table-cell office:value-type="float" office:value="8.7339486" calcext:value-type="float">
            <text:p>8,7339486</text:p>
          </table:table-cell>
          <table:table-cell office:value-type="float" office:value="6.7700716" calcext:value-type="float">
            <text:p>6,7700716</text:p>
          </table:table-cell>
          <table:table-cell office:value-type="float" office:value="50.511288" calcext:value-type="float">
            <text:p>50,511288</text:p>
          </table:table-cell>
          <table:table-cell office:value-type="float" office:value="0.17307126" calcext:value-type="float">
            <text:p>0,1730712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ummer </text:p>
          </table:table-cell>
        </table:table-row>
        <table:table-row table:style-name="ro1">
          <table:table-cell office:value-type="string" calcext:value-type="string">
            <text:p>SVR gamma = 0.000244, epsilon = 0.5, C = 0.25 <text:s text:c="3"/></text:p>
          </table:table-cell>
          <table:table-cell office:value-type="float" office:value="8.5993" calcext:value-type="float">
            <text:p>8,5993</text:p>
          </table:table-cell>
          <table:table-cell office:value-type="float" office:value="6.765152" calcext:value-type="float">
            <text:p>6,765152</text:p>
          </table:table-cell>
          <table:table-cell office:value-type="float" office:value="51.18965" calcext:value-type="float">
            <text:p>51,18965</text:p>
          </table:table-cell>
          <table:table-cell office:value-type="float" office:value="0.1984555" calcext:value-type="float">
            <text:p>0,198455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ummer </text:p>
          </table:table-cell>
        </table:table-row>
        <table:table-row table:style-name="ro1">
          <table:table-cell office:value-type="string" calcext:value-type="string">
            <text:p>MLR <text:s text:c="6"/></text:p>
          </table:table-cell>
          <table:table-cell office:value-type="float" office:value="26.56034" calcext:value-type="float">
            <text:p>26,56034</text:p>
          </table:table-cell>
          <table:table-cell office:value-type="float" office:value="18.98477" calcext:value-type="float">
            <text:p>18,98477</text:p>
          </table:table-cell>
          <table:table-cell office:value-type="float" office:value="66.7347" calcext:value-type="float">
            <text:p>66,7347</text:p>
          </table:table-cell>
          <table:table-cell office:value-type="float" office:value="0.170893" calcext:value-type="float">
            <text:p>0,17089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utumn </text:p>
          </table:table-cell>
        </table:table-row>
        <table:table-row table:style-name="ro1">
          <table:table-cell office:value-type="string" calcext:value-type="string">
            <text:p>MLR LASSO </text:p>
          </table:table-cell>
          <table:table-cell office:value-type="float" office:value="26.30325" calcext:value-type="float">
            <text:p>26,30325</text:p>
          </table:table-cell>
          <table:table-cell office:value-type="float" office:value="18.71194" calcext:value-type="float">
            <text:p>18,71194</text:p>
          </table:table-cell>
          <table:table-cell office:value-type="float" office:value="65.03257" calcext:value-type="float">
            <text:p>65,03257</text:p>
          </table:table-cell>
          <table:table-cell office:value-type="float" office:value="0.1868663" calcext:value-type="float">
            <text:p>0,186866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utumn </text:p>
          </table:table-cell>
        </table:table-row>
        <table:table-row table:style-name="ro1">
          <table:table-cell office:value-type="string" calcext:value-type="string">
            <text:p>MLR ln(PM2.5) <text:s text:c="2"/></text:p>
          </table:table-cell>
          <table:table-cell office:value-type="float" office:value="27.24501" calcext:value-type="float">
            <text:p>27,24501</text:p>
          </table:table-cell>
          <table:table-cell office:value-type="float" office:value="18.21777" calcext:value-type="float">
            <text:p>18,21777</text:p>
          </table:table-cell>
          <table:table-cell office:value-type="float" office:value="52.50317" calcext:value-type="float">
            <text:p>52,50317</text:p>
          </table:table-cell>
          <table:table-cell office:value-type="float" office:value="0.1275973" calcext:value-type="float">
            <text:p>0,127597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utumn </text:p>
          </table:table-cell>
        </table:table-row>
        <table:table-row table:style-name="ro1">
          <table:table-cell office:value-type="string" calcext:value-type="string">
            <text:p>ANN (3, 2), threshold = 0.3</text:p>
          </table:table-cell>
          <table:table-cell office:value-type="float" office:value="25.869962" calcext:value-type="float">
            <text:p>25,869962</text:p>
          </table:table-cell>
          <table:table-cell office:value-type="float" office:value="18.889418" calcext:value-type="float">
            <text:p>18,889418</text:p>
          </table:table-cell>
          <table:table-cell office:value-type="float" office:value="73.833928" calcext:value-type="float">
            <text:p>73,833928</text:p>
          </table:table-cell>
          <table:table-cell office:value-type="float" office:value="0.21281178" calcext:value-type="float">
            <text:p>0,2128117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utumn </text:p>
          </table:table-cell>
        </table:table-row>
        <table:table-row table:style-name="ro1">
          <table:table-cell office:value-type="string" calcext:value-type="string">
            <text:p>SVR gamma = 0.000244, epsilon = 0.5, C = 16 <text:s text:c="5"/></text:p>
          </table:table-cell>
          <table:table-cell office:value-type="float" office:value="26.59559" calcext:value-type="float">
            <text:p>26,59559</text:p>
          </table:table-cell>
          <table:table-cell office:value-type="float" office:value="18.56401" calcext:value-type="float">
            <text:p>18,56401</text:p>
          </table:table-cell>
          <table:table-cell office:value-type="float" office:value="58.1611" calcext:value-type="float">
            <text:p>58,1611</text:p>
          </table:table-cell>
          <table:table-cell office:value-type="float" office:value="0.1686913" calcext:value-type="float">
            <text:p>0,168691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utumn 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22">00.00.0000</text:date>, <text:time style:data-style-name="N2" text:time-value="16:08:32.319442839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7T20:38:41.391536075</meta:creation-date>
    <dc:date>2018-07-22T16:08:53.548045322</dc:date>
    <meta:editing-duration>PT4M38S</meta:editing-duration>
    <meta:editing-cycles>2</meta:editing-cycles>
    <meta:generator>LibreOffice/6.0.3.2$Linux_X86_64 LibreOffice_project/00m0$Build-2</meta:generator>
    <meta:document-statistic meta:table-count="1" meta:cell-count="147" meta:object-count="0"/>
  </office:meta>
</office:document-meta>
</file>